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Geneva, Helvetica, sans-serif"/>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tyle="normal" fo:font-weight="normal" officeooo:rsid="000df670" officeooo:paragraph-rsid="000ef5e5"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fo:font-style="normal" fo:font-weight="normal" officeooo:rsid="000ef5e5" officeooo:paragraph-rsid="000ef5e5"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fo:font-style="normal" fo:font-weight="normal" officeooo:rsid="00124761" officeooo:paragraph-rsid="000ef5e5" style:font-style-asian="normal" style:font-weight-asian="normal" style:font-style-complex="normal" style:font-weight-complex="normal"/>
    </style:style>
    <style:style style:name="P4" style:family="paragraph" style:parent-style-name="Standard">
      <style:paragraph-properties fo:line-height="115%" fo:text-align="justify" style:justify-single-word="false"/>
      <style:text-properties fo:font-style="normal" fo:font-weight="normal" officeooo:rsid="00131fa1" officeooo:paragraph-rsid="00124761" style:font-style-asian="normal" style:font-weight-asian="normal" style:font-style-complex="normal" style:font-weight-complex="normal"/>
    </style:style>
    <style:style style:name="P5" style:family="paragraph" style:parent-style-name="Standard">
      <style:paragraph-properties fo:line-height="115%" fo:text-align="justify" style:justify-single-word="false"/>
      <style:text-properties fo:font-style="normal" fo:font-weight="normal" officeooo:rsid="0013c67b" officeooo:paragraph-rsid="00131fa1" style:font-style-asian="normal" style:font-weight-asian="normal" style:font-style-complex="normal" style:font-weight-complex="normal"/>
    </style:style>
    <style:style style:name="P6" style:family="paragraph" style:parent-style-name="Standard">
      <style:paragraph-properties fo:line-height="115%" fo:text-align="justify" style:justify-single-word="false"/>
      <style:text-properties officeooo:rsid="000361f1" officeooo:paragraph-rsid="001c4814"/>
    </style:style>
    <style:style style:name="P7" style:family="paragraph" style:parent-style-name="Standard">
      <style:paragraph-properties fo:line-height="115%" fo:text-align="justify" style:justify-single-word="false"/>
      <style:text-properties officeooo:rsid="0000ae6d" officeooo:paragraph-rsid="0000ae6d"/>
    </style:style>
    <style:style style:name="P8" style:family="paragraph" style:parent-style-name="Standard">
      <style:paragraph-properties fo:line-height="115%" fo:text-align="justify" style:justify-single-word="false"/>
      <style:text-properties officeooo:rsid="00167264" officeooo:paragraph-rsid="00167264"/>
    </style:style>
    <style:style style:name="P9" style:family="paragraph" style:parent-style-name="Standard">
      <style:paragraph-properties fo:line-height="115%" fo:text-align="justify" style:justify-single-word="false"/>
      <style:text-properties officeooo:rsid="0001a175" officeooo:paragraph-rsid="000afdff"/>
    </style:style>
    <style:style style:name="P10" style:family="paragraph" style:parent-style-name="Standard">
      <style:paragraph-properties fo:line-height="115%" fo:text-align="justify" style:justify-single-word="false"/>
      <style:text-properties fo:color="#b2b2b2" officeooo:rsid="0014e775" officeooo:paragraph-rsid="0014e775"/>
    </style:style>
    <style:style style:name="P11" style:family="paragraph" style:parent-style-name="Standard">
      <style:paragraph-properties fo:line-height="115%" fo:text-align="justify" style:justify-single-word="false"/>
      <style:text-properties officeooo:rsid="000b6378" officeooo:paragraph-rsid="001a0212"/>
    </style:style>
    <style:style style:name="P12" style:family="paragraph" style:parent-style-name="Standard">
      <style:paragraph-properties fo:line-height="115%" fo:text-align="justify" style:justify-single-word="false"/>
      <style:text-properties officeooo:rsid="000b6378" officeooo:paragraph-rsid="0017ccc7"/>
    </style:style>
    <style:style style:name="P13" style:family="paragraph" style:parent-style-name="Standard">
      <style:paragraph-properties fo:line-height="115%" fo:text-align="justify" style:justify-single-word="false"/>
      <style:text-properties officeooo:rsid="0017e42f" officeooo:paragraph-rsid="0017e42f"/>
    </style:style>
    <style:style style:name="P14" style:family="paragraph" style:parent-style-name="Standard">
      <style:paragraph-properties fo:line-height="115%" fo:text-align="justify" style:justify-single-word="false"/>
      <style:text-properties officeooo:rsid="001960d0" officeooo:paragraph-rsid="001960d0"/>
    </style:style>
    <style:style style:name="P15" style:family="paragraph" style:parent-style-name="Standard">
      <style:paragraph-properties fo:line-height="115%" fo:text-align="justify" style:justify-single-word="false"/>
      <style:text-properties officeooo:rsid="001a0212" officeooo:paragraph-rsid="001a0212"/>
    </style:style>
    <style:style style:name="P16" style:family="paragraph" style:parent-style-name="Standard">
      <style:paragraph-properties fo:line-height="115%" fo:text-align="justify" style:justify-single-word="false"/>
      <style:text-properties officeooo:rsid="0014a86c" officeooo:paragraph-rsid="0014a86c"/>
    </style:style>
    <style:style style:name="P17" style:family="paragraph" style:parent-style-name="Standard">
      <style:paragraph-properties fo:line-height="115%" fo:text-align="justify" style:justify-single-word="false"/>
      <style:text-properties officeooo:rsid="001a4eea" officeooo:paragraph-rsid="001a4eea"/>
    </style:style>
    <style:style style:name="P18" style:family="paragraph" style:parent-style-name="Standard">
      <style:paragraph-properties fo:line-height="115%" fo:text-align="justify" style:justify-single-word="false"/>
      <style:text-properties officeooo:rsid="001c4814" officeooo:paragraph-rsid="001c4814"/>
    </style:style>
    <style:style style:name="P19" style:family="paragraph" style:parent-style-name="Standard">
      <style:paragraph-properties fo:line-height="115%" fo:text-align="justify" style:justify-single-word="false"/>
      <style:text-properties officeooo:rsid="001c4814" officeooo:paragraph-rsid="001f0475"/>
    </style:style>
    <style:style style:name="P20" style:family="paragraph" style:parent-style-name="Standard">
      <style:paragraph-properties fo:line-height="115%" fo:text-align="justify" style:justify-single-word="false"/>
      <style:text-properties officeooo:rsid="0014e775" officeooo:paragraph-rsid="0014e775"/>
    </style:style>
    <style:style style:name="P21" style:family="paragraph" style:parent-style-name="Standard">
      <style:paragraph-properties fo:line-height="115%" fo:text-align="justify" style:justify-single-word="false"/>
      <style:text-properties fo:font-style="italic" fo:font-weight="bold" officeooo:rsid="000cacd6" officeooo:paragraph-rsid="000cacd6" style:font-style-asian="italic" style:font-weight-asian="bold" style:font-style-complex="italic" style:font-weight-complex="bold"/>
    </style:style>
    <style:style style:name="P22" style:family="paragraph" style:parent-style-name="Standard">
      <style:paragraph-properties fo:line-height="115%" fo:text-align="justify" style:justify-single-word="false"/>
      <style:text-properties fo:font-style="italic" fo:font-weight="bold" officeooo:rsid="000ef5e5" officeooo:paragraph-rsid="000ef5e5" style:font-style-asian="italic" style:font-weight-asian="bold" style:font-style-complex="italic" style:font-weight-complex="bold"/>
    </style:style>
    <style:style style:name="P23" style:family="paragraph" style:parent-style-name="Standard">
      <style:paragraph-properties fo:line-height="115%" fo:text-align="justify" style:justify-single-word="false"/>
      <style:text-properties fo:font-style="italic" fo:font-weight="bold" officeooo:rsid="00124761" officeooo:paragraph-rsid="00124761" style:font-style-asian="italic" style:font-weight-asian="bold" style:font-style-complex="italic" style:font-weight-complex="bold"/>
    </style:style>
    <style:style style:name="P24" style:family="paragraph" style:parent-style-name="Standard">
      <style:paragraph-properties fo:line-height="115%" fo:text-align="justify" style:justify-single-word="false"/>
      <style:text-properties fo:font-style="italic" fo:font-weight="bold" officeooo:rsid="00131fa1" officeooo:paragraph-rsid="00131fa1" style:font-style-asian="italic" style:font-weight-asian="bold" style:font-style-complex="italic" style:font-weight-complex="bold"/>
    </style:style>
    <style:style style:name="P25" style:family="paragraph" style:parent-style-name="Standard">
      <style:paragraph-properties fo:line-height="115%" fo:text-align="justify" style:justify-single-word="false"/>
      <style:text-properties officeooo:rsid="0014226a" officeooo:paragraph-rsid="0014226a"/>
    </style:style>
    <style:style style:name="P26" style:family="paragraph" style:parent-style-name="Standard">
      <style:paragraph-properties fo:line-height="115%" fo:text-align="justify" style:justify-single-word="false"/>
      <style:text-properties officeooo:rsid="0005e113" officeooo:paragraph-rsid="0005e113"/>
    </style:style>
    <style:style style:name="P27" style:family="paragraph" style:parent-style-name="Standard" style:list-style-name="L1">
      <style:paragraph-properties fo:line-height="115%" fo:text-align="justify" style:justify-single-word="false"/>
      <style:text-properties officeooo:rsid="001a0212" officeooo:paragraph-rsid="001a0212"/>
    </style:style>
    <style:style style:name="P28" style:family="paragraph" style:parent-style-name="Standard" style:list-style-name="L2">
      <style:paragraph-properties fo:line-height="115%" fo:text-align="justify" style:justify-single-word="false"/>
      <style:text-properties officeooo:rsid="001a4eea" officeooo:paragraph-rsid="001a4eea"/>
    </style:style>
    <style:style style:name="P29" style:family="paragraph" style:parent-style-name="Standard" style:list-style-name="L2">
      <style:paragraph-properties fo:line-height="115%" fo:text-align="justify" style:justify-single-word="false"/>
      <style:text-properties officeooo:rsid="001c4814" officeooo:paragraph-rsid="001c4814"/>
    </style:style>
    <style:style style:name="P30" style:family="paragraph" style:parent-style-name="Standard">
      <style:paragraph-properties fo:line-height="115%" fo:text-align="justify" style:justify-single-word="false"/>
      <style:text-properties officeooo:rsid="001f0475" officeooo:paragraph-rsid="001f0475"/>
    </style:style>
    <style:style style:name="P31" style:family="paragraph" style:parent-style-name="Standard">
      <style:paragraph-properties fo:line-height="115%" fo:text-align="justify" style:justify-single-word="false"/>
      <style:text-properties officeooo:rsid="0001a175" officeooo:paragraph-rsid="000afdff"/>
    </style:style>
    <style:style style:name="P32" style:family="paragraph" style:parent-style-name="Standard">
      <style:paragraph-properties fo:line-height="115%" fo:text-align="justify" style:justify-single-word="false"/>
      <style:text-properties officeooo:paragraph-rsid="0024b4e9"/>
    </style:style>
    <style:style style:name="P33" style:family="paragraph" style:parent-style-name="Standard" style:list-style-name="L2">
      <style:paragraph-properties fo:line-height="115%" fo:text-align="justify" style:justify-single-word="false"/>
      <style:text-properties fo:font-weight="normal" officeooo:rsid="002aa55c" officeooo:paragraph-rsid="002aa55c" style:font-weight-asian="normal" style:font-weight-complex="normal"/>
    </style:style>
    <style:style style:name="P34" style:family="paragraph" style:parent-style-name="Standard">
      <style:paragraph-properties fo:line-height="115%" fo:text-align="justify" style:justify-single-word="false"/>
      <style:text-properties fo:color="#003366" fo:language="sl" fo:country="SI" fo:font-style="italic" fo:font-weight="normal" officeooo:rsid="00053a62" officeooo:paragraph-rsid="0035f9b9" style:font-size-asian="10.5pt" style:font-style-asian="italic" style:font-weight-asian="normal" style:font-style-complex="italic" style:font-weight-complex="normal"/>
    </style:style>
    <style:style style:name="P35" style:family="paragraph" style:parent-style-name="Standard">
      <style:paragraph-properties fo:line-height="115%" fo:text-align="justify" style:justify-single-word="false"/>
      <style:text-properties fo:color="#000000" fo:language="sl" fo:country="SI" fo:font-style="normal" fo:font-weight="normal" officeooo:rsid="0035f9b9" officeooo:paragraph-rsid="0035f9b9" style:font-size-asian="10.5pt"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color="#000000" fo:language="sl" fo:country="SI" fo:font-style="normal" fo:font-weight="normal" officeooo:rsid="0038bcf3" officeooo:paragraph-rsid="0038bcf3" style:font-size-asian="10.5pt"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3ab4d2" style:font-size-asian="10.5pt"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3e7852" style:font-size-asian="10.5pt" style:font-style-asian="normal" style:font-weight-asian="normal" style:font-style-complex="normal" style:font-weight-complex="normal"/>
    </style:style>
    <style:style style:name="P39" style:family="paragraph" style:parent-style-name="Standard">
      <style:paragraph-properties fo:line-height="115%" fo:text-align="center" style:justify-single-word="false"/>
      <style:text-properties fo:color="#000000" fo:language="sl" fo:country="SI" fo:font-style="normal" fo:font-weight="normal" officeooo:rsid="003e7852" officeooo:paragraph-rsid="0042568c" style:font-size-asian="10.5pt" style:font-style-asian="normal" style:font-weight-asian="normal" style:font-style-complex="normal" style:font-weight-complex="normal"/>
    </style:style>
    <style:style style:name="P40" style:family="paragraph" style:parent-style-name="Standard">
      <style:paragraph-properties fo:line-height="115%" fo:text-align="start" style:justify-single-word="false"/>
      <style:text-properties fo:color="#000000" fo:language="sl" fo:country="SI" fo:font-style="normal" fo:font-weight="normal" officeooo:rsid="0042568c" officeooo:paragraph-rsid="0042b822" style:font-size-asian="10.5pt"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2568c" style:font-size-asian="10.5pt"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2b822" style:font-size-asian="10.5pt"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48cd9" style:font-size-asian="10.5pt" style:font-style-asian="normal" style:font-weight-asian="normal" style:font-style-complex="normal" style:font-weight-complex="normal"/>
    </style:style>
    <style:style style:name="P44" style:family="paragraph" style:parent-style-name="Standard">
      <style:paragraph-properties fo:line-height="115%" fo:text-align="start" style:justify-single-word="false"/>
      <style:text-properties fo:color="#000000" fo:language="sl" fo:country="SI" fo:font-style="normal" fo:font-weight="normal" officeooo:rsid="00434aba" officeooo:paragraph-rsid="00434aba" style:font-size-asian="10.5pt"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fo:color="#000000" fo:language="sl" fo:country="SI" fo:font-style="normal" fo:font-weight="normal" officeooo:rsid="0045e22a" officeooo:paragraph-rsid="0045e22a" style:font-size-asian="10.5pt"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color="#000000" fo:language="sl" fo:country="SI" fo:font-style="normal" fo:font-weight="bold" officeooo:rsid="0038bcf3" officeooo:paragraph-rsid="0038bcf3" style:font-size-asian="10.5pt" style:font-style-asian="normal" style:font-weight-asian="bold" style:font-style-complex="normal" style:font-weight-complex="bold"/>
    </style:style>
    <style:style style:name="P47" style:family="paragraph" style:parent-style-name="Standard">
      <style:paragraph-properties fo:line-height="115%" fo:text-align="justify" style:justify-single-word="false"/>
      <style:text-properties officeooo:rsid="00167264" officeooo:paragraph-rsid="00167264"/>
    </style:style>
    <style:style style:name="P48" style:family="paragraph" style:parent-style-name="Standard">
      <style:paragraph-properties fo:line-height="115%" fo:text-align="justify" style:justify-single-word="false"/>
      <style:text-properties officeooo:rsid="00434aba" officeooo:paragraph-rsid="00434aba"/>
    </style:style>
    <style:style style:name="P49"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officeooo:paragraph-rsid="001f0475"/>
    </style:style>
    <style:style style:name="P50"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officeooo:paragraph-rsid="0027615f"/>
    </style:style>
    <style:style style:name="P51"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officeooo:paragraph-rsid="001f0475"/>
    </style:style>
    <style:style style:name="P52"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paragraph-rsid="001f0475" style:font-weight-asian="normal" style:font-weight-complex="normal"/>
    </style:style>
    <style:style style:name="P53"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rsid="001f0475" officeooo:paragraph-rsid="001f0475" style:font-weight-asian="normal" style:font-weight-complex="normal"/>
    </style:style>
    <style:style style:name="P54" style:family="paragraph" style:parent-style-name="Standard">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rsid="001f0475" officeooo:paragraph-rsid="001f0475" style:font-weight-asian="normal" style:font-weight-complex="normal"/>
    </style:style>
    <style:style style:name="P55"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rsid="0027615f" officeooo:paragraph-rsid="0027615f" style:font-weight-asian="normal" style:font-weight-complex="normal"/>
    </style:style>
    <style:style style:name="P56"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font-weight="normal" officeooo:paragraph-rsid="001f0475" style:font-weight-asian="normal" style:font-weight-complex="normal"/>
    </style:style>
    <style:style style:name="P57"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font-weight="normal" officeooo:paragraph-rsid="001f0475" style:font-weight-asian="normal" style:font-weight-complex="normal"/>
    </style:style>
    <style:style style:name="P58"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officeooo:paragraph-rsid="0027615f"/>
    </style:style>
    <style:style style:name="P59" style:family="paragraph" style:parent-style-name="Text_20_body">
      <style:paragraph-properties fo:line-height="115%"/>
      <style:text-properties officeooo:rsid="0000ae6d" officeooo:paragraph-rsid="0024b4e9"/>
    </style:style>
    <style:style style:name="P60" style:family="paragraph" style:parent-style-name="Text_20_body">
      <style:paragraph-properties fo:text-align="justify" style:justify-single-word="false"/>
      <style:text-properties fo:font-weight="bold" officeooo:rsid="0025418b" officeooo:paragraph-rsid="0025418b" style:font-weight-asian="bold" style:font-weight-complex="bold"/>
    </style:style>
    <style:style style:name="P61" style:family="paragraph" style:parent-style-name="Text_20_body">
      <style:paragraph-properties fo:text-align="justify" style:justify-single-word="false"/>
      <style:text-properties fo:font-weight="bold" officeooo:rsid="003021c0" officeooo:paragraph-rsid="003021c0" style:font-weight-asian="bold" style:font-weight-complex="bold"/>
    </style:style>
    <style:style style:name="P62" style:family="paragraph" style:parent-style-name="Text_20_body">
      <style:paragraph-properties fo:text-align="justify" style:justify-single-word="false"/>
      <style:text-properties fo:font-weight="normal" officeooo:rsid="0029bc86" officeooo:paragraph-rsid="0029bc86" style:font-weight-asian="normal" style:font-weight-complex="normal"/>
    </style:style>
    <style:style style:name="P63" style:family="paragraph" style:parent-style-name="Text_20_body">
      <style:paragraph-properties fo:text-align="justify" style:justify-single-word="false"/>
      <style:text-properties fo:font-weight="normal" officeooo:rsid="002aa55c" officeooo:paragraph-rsid="002f78d3" style:font-weight-asian="normal" style:font-weight-complex="normal"/>
    </style:style>
    <style:style style:name="P64" style:family="paragraph" style:parent-style-name="Text_20_body">
      <style:paragraph-properties fo:text-align="justify" style:justify-single-word="false"/>
      <style:text-properties fo:font-weight="normal" officeooo:rsid="002fc649" officeooo:paragraph-rsid="002fc649" style:font-weight-asian="normal" style:font-weight-complex="normal"/>
    </style:style>
    <style:style style:name="P65" style:family="paragraph" style:parent-style-name="Text_20_body">
      <style:paragraph-properties fo:text-align="justify" style:justify-single-word="false"/>
      <style:text-properties fo:font-weight="normal" officeooo:rsid="0033d262" officeooo:paragraph-rsid="0035f9b9" style:font-weight-asian="normal" style:font-weight-complex="normal"/>
    </style:style>
    <style:style style:name="P66" style:family="paragraph" style:parent-style-name="Text_20_body">
      <style:paragraph-properties fo:line-height="115%" fo:text-align="justify" style:justify-single-word="false"/>
      <style:text-properties fo:font-weight="normal" officeooo:rsid="0033d262" officeooo:paragraph-rsid="0035f9b9" style:font-weight-asian="normal" style:font-weight-complex="normal"/>
    </style:style>
    <style:style style:name="P67" style:family="paragraph" style:parent-style-name="Heading_20_2">
      <style:paragraph-properties fo:line-height="115%"/>
      <style:text-properties officeooo:paragraph-rsid="0024b4e9"/>
    </style:style>
    <style:style style:name="P68" style:family="paragraph" style:parent-style-name="Heading_20_1">
      <style:paragraph-properties fo:line-height="115%"/>
      <style:text-properties officeooo:paragraph-rsid="0024b4e9"/>
    </style:style>
    <style:style style:name="P69" style:family="paragraph" style:parent-style-name="Table_20_Contents">
      <style:paragraph-properties fo:line-height="115%" fo:text-align="justify" style:justify-single-word="false"/>
      <style:text-properties fo:color="#003366" fo:font-weight="normal" officeooo:rsid="000a7e4e" officeooo:paragraph-rsid="0035f9b9" style:font-weight-asian="normal" style:font-weight-complex="normal"/>
    </style:style>
    <style:style style:name="T1" style:family="text">
      <style:text-properties officeooo:rsid="000361f1"/>
    </style:style>
    <style:style style:name="T2" style:family="text">
      <style:text-properties officeooo:rsid="0007b12f"/>
    </style:style>
    <style:style style:name="T3" style:family="text">
      <style:text-properties fo:font-style="italic" style:font-style-asian="italic" style:font-style-complex="italic"/>
    </style:style>
    <style:style style:name="T4" style:family="text">
      <style:text-properties fo:font-style="italic" officeooo:rsid="000d8892" style:font-style-asian="italic" style:font-style-complex="italic"/>
    </style:style>
    <style:style style:name="T5" style:family="text">
      <style:text-properties fo:font-style="italic" officeooo:rsid="00053cbf" style:font-style-asian="italic" style:font-style-complex="italic"/>
    </style:style>
    <style:style style:name="T6" style:family="text">
      <style:text-properties fo:font-style="italic" officeooo:rsid="001808a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cacd6" style:font-style-asian="normal" style:font-style-complex="normal"/>
    </style:style>
    <style:style style:name="T9" style:family="text">
      <style:text-properties fo:font-style="normal" officeooo:rsid="00131fa1" style:font-style-asian="normal" style:font-style-complex="normal"/>
    </style:style>
    <style:style style:name="T10" style:family="text">
      <style:text-properties fo:font-style="normal" officeooo:rsid="0029bc86"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df670" style:font-style-asian="normal" style:font-weight-asian="normal" style:font-style-complex="normal" style:font-weight-complex="normal"/>
    </style:style>
    <style:style style:name="T13" style:family="text">
      <style:text-properties fo:font-style="normal" fo:font-weight="normal" officeooo:rsid="0010a731" style:font-style-asian="normal" style:font-weight-asian="normal" style:font-style-complex="normal" style:font-weight-complex="normal"/>
    </style:style>
    <style:style style:name="T14" style:family="text">
      <style:text-properties fo:font-style="normal" fo:font-weight="normal" officeooo:rsid="00124761" style:font-style-asian="normal" style:font-weight-asian="normal" style:font-style-complex="normal" style:font-weight-complex="normal"/>
    </style:style>
    <style:style style:name="T15" style:family="text">
      <style:text-properties fo:font-style="normal" fo:font-weight="normal" officeooo:rsid="00131fa1" style:font-style-asian="normal" style:font-weight-asian="normal" style:font-style-complex="normal" style:font-weight-complex="normal"/>
    </style:style>
    <style:style style:name="T16" style:family="text">
      <style:text-properties fo:font-style="normal" fo:font-weight="normal" officeooo:rsid="0013c67b"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1f0475"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f0475" style:font-weight-asian="bold" style:font-weight-complex="bold"/>
    </style:style>
    <style:style style:name="T21" style:family="text">
      <style:text-properties fo:font-weight="bold" officeooo:rsid="0027615f" style:font-weight-asian="bold" style:font-weight-complex="bold"/>
    </style:style>
    <style:style style:name="T22" style:family="text">
      <style:text-properties officeooo:rsid="0014e775"/>
    </style:style>
    <style:style style:name="T23" style:family="text">
      <style:text-properties officeooo:rsid="001960d0"/>
    </style:style>
    <style:style style:name="T24" style:family="text">
      <style:text-properties officeooo:rsid="0019977c"/>
    </style:style>
    <style:style style:name="T25" style:family="text">
      <style:text-properties officeooo:rsid="001c4814"/>
    </style:style>
    <style:style style:name="T26" style:family="text">
      <style:text-properties officeooo:rsid="001d53f3"/>
    </style:style>
    <style:style style:name="T27" style:family="text">
      <style:text-properties officeooo:rsid="001f0475"/>
    </style:style>
    <style:style style:name="T28" style:family="text">
      <style:text-properties officeooo:rsid="0024b4e9"/>
    </style:style>
    <style:style style:name="T29" style:family="text">
      <style:text-properties fo:font-variant="normal" fo:text-transform="none" fo:color="#000000" style:font-name="Times new roman1" fo:font-size="12pt" fo:letter-spacing="normal" fo:font-weight="normal" style:font-size-asian="12pt" style:font-weight-asian="normal" style:font-size-complex="12pt" style:font-weight-complex="normal"/>
    </style:style>
    <style:style style:name="T30"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31" style:family="text">
      <style:text-properties fo:font-variant="normal" fo:text-transform="none" fo:color="#000000" style:font-name="Times new roman1" fo:font-size="12pt" fo:letter-spacing="normal" fo:font-style="normal" fo:font-weight="normal" officeooo:rsid="0024b4e9" style:font-size-asian="12pt" style:font-weight-asian="normal" style:font-size-complex="12pt" style:font-weight-complex="normal"/>
    </style:style>
    <style:style style:name="T32" style:family="text">
      <style:text-properties style:font-name="Times new roman1" fo:font-size="12pt" fo:font-weight="normal" officeooo:rsid="0024b4e9" style:font-size-asian="12pt" style:font-weight-asian="normal" style:font-size-complex="12pt" style:font-weight-complex="normal"/>
    </style:style>
    <style:style style:name="T33" style:family="text">
      <style:text-properties officeooo:rsid="002aa55c"/>
    </style:style>
    <style:style style:name="T34" style:family="text">
      <style:text-properties officeooo:rsid="002f78d3"/>
    </style:style>
    <style:style style:name="T35" style:family="text">
      <style:text-properties officeooo:rsid="003021c0"/>
    </style:style>
    <style:style style:name="T36" style:family="text">
      <style:text-properties officeooo:rsid="0034f2c8"/>
    </style:style>
    <style:style style:name="T37" style:family="text">
      <style:text-properties fo:color="#003366" fo:font-style="italic" officeooo:rsid="00053cbf" style:font-style-asian="italic" style:font-style-complex="italic"/>
    </style:style>
    <style:style style:name="T38" style:family="text">
      <style:text-properties officeooo:rsid="000d8892"/>
    </style:style>
    <style:style style:name="T39" style:family="text">
      <style:text-properties officeooo:rsid="00371ad5"/>
    </style:style>
    <style:style style:name="T40" style:family="text">
      <style:text-properties officeooo:rsid="0038bcf3"/>
    </style:style>
    <style:style style:name="T41" style:family="text">
      <style:text-properties officeooo:rsid="003b43be"/>
    </style:style>
    <style:style style:name="T42" style:family="text">
      <style:text-properties officeooo:rsid="003ea5d7"/>
    </style:style>
    <style:style style:name="T43" style:family="text">
      <style:text-properties fo:color="#990099" fo:font-style="italic" officeooo:rsid="0015bbde" style:font-style-asian="italic" style:font-style-complex="italic"/>
    </style:style>
    <style:style style:name="T44" style:family="text">
      <style:text-properties fo:color="#990099" style:text-underline-style="none"/>
    </style:style>
    <style:style style:name="T45" style:family="text">
      <style:text-properties fo:color="#990099" style:text-underline-style="none" officeooo:rsid="00434aba"/>
    </style:style>
    <style:style style:name="T46" style:family="text">
      <style:text-properties officeooo:rsid="0015bbde"/>
    </style:style>
    <style:style style:name="T47" style:family="text">
      <style:text-properties officeooo:rsid="0042b822"/>
    </style:style>
    <style:style style:name="T48" style:family="text">
      <style:text-properties style:text-underline-style="none"/>
    </style:style>
    <style:style style:name="T49" style:family="text">
      <style:text-properties style:text-underline-style="none" officeooo:rsid="0042b822"/>
    </style:style>
    <style:style style:name="T50" style:family="text">
      <style:text-properties style:text-underline-style="none" officeooo:rsid="00434aba"/>
    </style:style>
    <style:style style:name="T51" style:family="text">
      <style:text-properties style:text-underline-style="none" officeooo:rsid="00448cd9"/>
    </style:style>
    <style:style style:name="T52" style:family="text">
      <style:text-properties style:text-underline-style="none" officeooo:rsid="0045e22a"/>
    </style:style>
    <style:style style:name="T53" style:family="text">
      <style:text-properties style:text-underline-style="none" officeooo:rsid="004616ff"/>
    </style:style>
    <style:style style:name="T54" style:family="text">
      <style:text-properties officeooo:rsid="00434ab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1 <text:span text:style-name="T28">IZBOR IN PREDSTAVITEV PROBLEMA TER FORMULACIJA RAZISKOVALnih ciljev</text:span></text:h>
      <text:p text:style-name="P59"/>
      <text:p text:style-name="P8">Selekcija stremi h genetskemu napredku populacije. Leta 2010 so Meuwissen, Goddard in Bayes predstavili inovacijo v selekciji – <text:span text:style-name="T19">genomsko selekcijo –</text:span><text:span text:style-name="T17"> ki občutno poveča uspeh selekcije. Čeprav je genomska selekcija v svetu že vzpostavljena tehnologija, pa v Sloveniji še ni zaživela. Ponudba in uporaba genomsko testiranih živali je omejena, prav tako tudi slovenske rejske organizacije na izvajajo lastne genomske selekcije. Z namenom genomskega testiranja se nekatere rejske organizacije poslužujejo mednarodnih združenj, druge pa takšnih zavez nimajo. Tako v klasični kot tudi genomski selekciji je alternativa domači selekciji uvoz, ki se ga rejske organizacije in rejci poslužujejo. V raziskavi sem se ukvarjala s vprašanjem poznavanja in odnosa rejcev ter odgovornih z genomsko selekcijo, uvozom in zaupanja tehnologiji ter domačemu znanju.</text:span></text:p>
      <text:p text:style-name="P8"><text:span text:style-name="T17"/></text:p>
      <text:p text:style-name="P48"><text:span text:style-name="T17">V Sloveniji se kažejo možnosti za uvedbo 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tcije. Vsi trije stebri so namreč pomembno za uvedbo in kontinuirano izvajanje genomske selekcije v Sloveniji, saj morajo biti rejci pripravljeni uporabljati rezultate in investirati lastna finančna sredstva za dolgoročno ohranitev lastne genomske selekcije.</text:span></text:p>
      <text:h text:style-name="P67" text:outline-level="2">1.1 <text:span text:style-name="T28">OPREDELITEV PROBLEMA IN PRIKAZ DOSEDANJIH RAZISKAV</text:span></text:h>
      <text:h text:style-name="Heading_20_3" text:outline-level="3">1.1.1 Genomska selekcija</text:h>
      <text:p text:style-name="P9"><text:span text:style-name="T1">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Napoved genomskih plemenskih vrednosti mladim živalim namreč omogoča zgodnejši odbiro, kar skrajša generacijski interval <text:span text:style-name="T1">in posledično poveča genetski napredek. Genomska selekcija zahteva zbiranje genotipskih kot tudi fenotipskih podatkov živali. Sama napoved genomskih plemenskih vrednosti (gPV) pa zahteva veliko referenčno populacijo, kjer imajo živali tako fenotipske kot tudi genotipske podatke. Referenčno populacijo <text:s/>je treba vsako leto tudi obnavljati z novimi živalmi. Medtem, ko je pridobivanje fenotipskih vrednosti za živali ponavadi del rutinske kontrole, pa genotipizacija teh živali predstavlja dodaten strošek. Referenčna populacija se ponavadi obnavlja preko mladih živali brez lastnih meritev, ki jih kmetje pošljejo na genomsko testiranje – tako pridobijo genotipe – skozi leta uporabe pa se jim nato naberejo tudi fenotipski podatki. Na tem mestu je torej ključno, da kmetije razumejo pojem genomske selekcije kot tudi njene prednosti. Zaupanje kmetov v genomsko selekcijo je ključno zaradi uporabe genomsko testiranih živali kot tudi pošiljanja novih živali na enotipizacijo in genomsko testiranje. </text:span></text:p>
      <text:p text:style-name="P9"/>
      <text:p text:style-name="P32"><text:soft-page-break/><text:span text:style-name="T28">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text:span><text:span text:style-name="T32">»</text:span><text:span text:style-name="T29"> </text:span><text:span text:style-name="T30">Uvajanje genomske selekcije in genotipizacije pri pasmah govedi, usmerjenih v mlečno proizvodnjo«. </text:span><text:span text:style-name="T31">Takšni projekti in dolgoročen uspeh genomske selekcije zahtevajo sodelovanje rejcev in tesno povezavo rejcev, raziskovalnih inštitucij in strokovnih služb. </text:span></text:p>
      <text:p text:style-name="P9"/>
      <text:p text:style-name="P9"/>
      <text:p text:style-name="P8">UPORABA GENOMSKIH BIKOV V SLOVENIJI</text:p>
      <text:p text:style-name="P8">% UVOZA</text:p>
      <text:p text:style-name="P8"/>
      <text:h text:style-name="Heading_20_3" text:outline-level="3">1.<text:span text:style-name="T28">1.</text:span>2 Proces sprejema inovacij</text:h>
      <text:p text:style-name="P10">Inovacija je ideja, storitev ali stvar, ki je v očeh posvojitelja dotlej nepoznana. »Difuzija je proces v določenem časovnem obdobju, pri katerem informacije o inovaciji potujejo do pripadnikov družbenega sistema preko določenih komunikacijskih kanalov«.</text:p>
      <text:p text:style-name="P20"/>
      <text:p text:style-name="P11">Sprejem nove tehnologije <text:span text:style-name="T22">oz. inovacije </text:span>s strani uporabnikov je vedno težaven – tudi, če so prednosti zelo očitne. <text:span text:style-name="T24">Posvojitev kmetijske tehnologije je odvisna od vrste osebnih, socioloških, kulturnih in ekonomskih faktorjev ter lastnosti same inovacije (Pannell in sod., 2006). Sociološke raziskave so osredotočajo na razčlenitev lastnosti končnih uporabnikov in mnenje vodij, dojemanje tehnologije s strani posvojiteljev, hitrost posvojitev inovacije in komunikacijske kanale. Pokazano je bilo, da so s posvojitvijo najboljših praks menedežmenta pozitivno povezani naslednji faktorji: stopnja izobrazbe, kapital, dohodek, velikost kmetije, dostop do informacij, pozitiven okoljski odnos, okoljska zavednost in uporaba socialnih omrežij. </text:span></text:p>
      <text:p text:style-name="P13"/>
      <text:p text:style-name="P13">Med ekonomskimi vplivi na sprejem inovacije literatura poudarja vpliv fiksnih in variabilnih stroškov ter heterogenost strukturnih faktorjev kmetije (velikost / kvaliteta zemlje) in <text:span text:style-name="T23">kmeta v smislu človeškega kapitala. Študije so pokazale tudi pozitivno povezavo med prejšnjimi cenami vložkov in trenutno produktivnostjo ter da pomoči trga, kot npr. subvencije, pospešijo posvojitev nove tehnologije. </text:span></text:p>
      <text:p text:style-name="P14">Tudi lastnost same inovacije vpliva na širšo posvojitev in uvedbo. Predvsem je pomemben faktor relativna kompleksnost inovacije, tveganje in lastnosti investiranja. Npr. r<text:span text:style-name="T26">a</text:span>ziskava mlečne p<text:span text:style-name="T26">ro</text:span>izvodnje je pokazala, da pri kapitalno-intenzivnih inovacijah na posvojitev pozitivno vpliva starost, velikost in specializacija. Pri tem pa je pomembno tudi, kakšne so preference za tveganje posameznega kmeta. </text:p>
      <text:p text:style-name="P12"/>
      <text:p text:style-name="P15">Pri tem pa faktor tveganja zmanjšuje hitrosti posvojitve inovacije. Na posvojitev vplivajo naslednji aspekti tveganja, negotovosti in učenja:</text:p>
      <text:list xml:id="list1834133647430158855" text:style-name="L1">
        <text:list-item>
          <text:p text:style-name="P27">učenje, ki izboljša kmetovo sposobnost uvedbe tehnologije;</text:p>
        </text:list-item>
        <text:list-item>
          <text:p text:style-name="P27">učenje, ki omogoča kmetu, da sprejme boljše odločitve glede nove tehnologije;</text:p>
        </text:list-item>
        <text:list-item>
          <text:p text:style-name="P27">kmetovo dojemanje trenutnih in prihodnjih verjetnostnih porazdelitev gospodarskega donosa nove tehnologije;</text:p>
        </text:list-item>
        <text:list-item>
          <text:p text:style-name="P27"><text:soft-page-break/>kmetovo dojemanje kovariance gospodarskega donosa stare in nove tehnologije;</text:p>
        </text:list-item>
        <text:list-item>
          <text:p text:style-name="P27">moč in smer kmetovega odnosa do tveganja (nenaklonjen, nevtralen, naklonjen tveganju);</text:p>
        </text:list-item>
        <text:list-item>
          <text:p text:style-name="P27">kmetova pripravljenost za investicijo v <text:s/>javno lastnino ali storitev, kjer so fiksni stroški posvojitve tehnologije.</text:p>
        </text:list-item>
      </text:list>
      <text:p text:style-name="P15">TO SO VPLIVI – SPODAJ JE PROCES</text:p>
      <text:p text:style-name="P12"/>
      <text:p text:style-name="P12">Veliko inovacij ali aplikacij potrebuje leta, preden da jo uporabniki tudi širše sprejmejo. Ta proces imenujemo proces <text:span text:style-name="T22">odločanja o inovaciji</text:span> (angl. i<text:span text:style-name="T3">nnovation-decission process</text:span><text:span text:style-name="T7">). V tem procesu posameznik preide faze zbiranja znanja o inovaciji, oblikovanja mnenja o inovaciji, odločitve o sprejemu / zavrnitvi, implementacije inovacije in potrditve njegove odločitve. Uporabnikovo obnašanje lahko opišemo tudi kot sproprijemanje z negotovostjo, ki je sestavni del odločanja, </text:span><text:span text:style-name="T8">ali sprejeti novo tehnologijo kot alternativo stari, že preverjeni tehnologiji.</text:span></text:p>
      <text:p text:style-name="P21"/>
      <text:p text:style-name="P21">Faza pridobivanja informacij: <text:span text:style-name="T11">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17">how-to knowledge</text:span><text:span text:style-name="T11">) - ki sestoji iz podatkov, kako inovacijo uporabiti, in znanje o principih inovacije oz. kako ta deluje. Slednje ni nujno za sprejem inovacije, vendar s tem tvegamo napačno uporabo inovacije, večja pa je tudi možnost, da uporabnik preneha z uporabo.</text:span></text:p>
      <text:p text:style-name="P21"><text:span text:style-name="T11">V fazi pridobivanja znanja ločimo </text:span><text:span text:style-name="T12">tiste, ki znanje o inovaciji pridobijo zgodaj – zgodnji posvojitelji inovacije - in tiste, ki to znanje pridobijo – pozni posvojitelji. Zgodnji posvojitelji imajo drugačne lastnosti od poznih, in sicer so bolj izobražena, imajo višji socialni status. So tudi bolj integrirani v družbo kot inovatorji, zato jim ljudje bolj zaupajo, k njim se zatekajo po nasvet – zato so odločilna kategorija za širši uspeh inovacije.</text:span></text:p>
      <text:p text:style-name="P1"/>
      <text:p text:style-name="P22"><text:span text:style-name="T12">S</text:span><text:span text:style-name="T11">ledi </text:span><text:span text:style-name="T7">faza prepričevanj</text:span><text:span text:style-name="T10">a</text:span><text:span text:style-name="T7"> </text:span><text:span text:style-name="T11">(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p>
      <text:p text:style-name="P2"/>
      <text:p text:style-name="P22"><text:span text:style-name="T11">Tretja faza je </text:span><text:span text:style-name="T7">faza odločitve. </text:span><text:span text:style-name="T11">V tej fazi </text:span><text:span text:style-name="T13">se posameznik vključi v aktivnost, ki vodi do sprejetja oz. zavrnitve inovacije. Večina posameznikov se spopada z negotovostjo glede inovacije z delnim testiranjem inovacije, </text:span><text:span text:style-name="T14">ki razkrije koristnost inovacije v njihovi specifični situaciji</text:span><text:span text:style-name="T13">. Za nekatere posameznike je zadostno, če inovacijo testira nekdo drug, ki mu zaupajo. </text:span><text:span text:style-name="T14">V primeru zavrnitve inovacije ločimo dva tipa: aktivna zavrnitev, kjer posameznik po premisleku zavrne inovacijo, in pasivno, kjer posameznik o posvojitvi inovacije niti ne razmišlja. </text:span></text:p>
      <text:p text:style-name="P3"/>
      <text:p text:style-name="P23"><text:span text:style-name="T11">Četrta faza je faza </text:span><text:span text:style-name="T9">implementacije</text:span><text:span text:style-name="T15">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p>
      <text:p text:style-name="P4"><text:soft-page-break/></text:p>
      <text:p text:style-name="P24"><text:span text:style-name="T11">Zadnja faza je </text:span><text:span text:style-name="T7">faza potrditve </text:span><text:span text:style-name="T11">inovacije, </text:span><text:span text:style-name="T16">kje posameznik išče potrditev sprejete odločitve. V primeru, da posameznik prejme kontradiktorne informacije o inovaciji, lahko svojo odločitev tudi spremeni. Vzroka za opustitev inovacije sta lahko pojav nove inovacije ali pa nezadovoljstvo z inovacijo. Pri tem je večja verjetnost za opustitev inovacije pri poznih posvojiteljih.</text:span></text:p>
      <text:p text:style-name="P5"/>
      <text:p text:style-name="P5"/>
      <text:p text:style-name="P25">Sredstvo, po katerem sporočilo potuje od vira k prejemniku, imenujemo <text:span text:style-name="T19">komunikacijski kanal. </text:span><text:span text:style-name="T17">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p>
      <text:p text:style-name="P9"/>
      <text:p text:style-name="P16">Še en faktor v procesu <text:span text:style-name="T22">odločitve o inovaciji</text:span> je čas trajanja procesa, ki ga imenujemo <text:span text:style-name="T19">hitrost posvojitve inovacije</text:span>. Da bi pospešili proces, lahko hitreje in bolj točno razširimo znanje o inovaciji ali pa skrajšamo čas do odločitve. Zgodnji posvojitelji ideje tako ne le hitreje pridobijo znanje, ampak imajo tudi krajši čas do odločitve in uporabe inovacije. Hitrost posvojitev je odvisna od:</text:p>
      <text:p text:style-name="P16">i) <text:span text:style-name="T19">relativne prednosti</text:span><text:span text:style-name="T17">, ki je stopnja, za katero uporabnik novo inovacijo dojema kot boljšo od predhodne; ii) kompatibilnost, ki je stopnja, za katero uporabnik inovacijo dojema kot skladno z obstoječimi vrednotami, izkušnjami in potrebami uporabikov; iii) kompleksnost, ki meri, ali uporabnik dojema inovacijo kot zapleteno za razumevanje in uporabo; iv) možnost poskusa, ki je možnost preizkusa inovacije na omejeni stopnji; v) opaznost, ki je stopnja, s katero so rezultati inovacije vidni ostalim.</text:span></text:p>
      <text:p text:style-name="P16"/>
      <text:h text:style-name="Heading_20_3" text:outline-level="3">1.1.3 Raziskovalni problem</text:h>
      <text:p text:style-name="P26">V Sloveniji izvajamo klasično selekcijo pri govedi že od leta XX. Selekcija vključuje mesečno mlečno kontrolo na kmetijah, pri čemer pridobimo podatke o mlečnosti, vsebnosti maščobe in beljakovin (...), spremljanje ostalih lastnosti zunanjosti in zdravja ter samo pripravo in izvajanje rejskega programa. Genomska selekcija se je začela uvajati leta 2010 (večje populacije).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text:span text:style-name="T2">V letu 2017 se je začel projekt z namenom postavitve lastne referenčne populacije in posledično lastne genomske selekcije za črno-belo pasmo. </text:span></text:p>
      <text:p text:style-name="P7"/>
      <text:h text:style-name="Heading_20_2" text:outline-level="2">1.<text:span text:style-name="T28">2</text:span> RAZISKOVALNI CILJI</text:h>
      <text:p text:style-name="P17">Splošen cilj raziskave je bil ugotoviti, kako je <text:span text:style-name="T25">odnos strokovnih služb in rejcev do genomske in domače selekcije</text:span>. Specifični cilji so bili:</text:p>
      <text:list xml:id="list3310560337311755632" text:style-name="L2">
        <text:list-item>
          <text:p text:style-name="P28">ugotoviti, v kakšnem obsegu kmetje in rejci razumevajo princip genomske selekcije in uporabo genomske informacije,</text:p>
        </text:list-item>
        <text:list-item>
          <text:p text:style-name="P29">ugotoviti, kaj uporabniki menijo, da lahko pridobijo z genomsko selekcijo,</text:p>
        </text:list-item>
        <text:list-item>
          <text:p text:style-name="P33">ugotoviti, kateri faktorji vplivajo na posvojitev in uporabo genomske selekcije.</text:p>
        </text:list-item>
        <text:list-item>
          <text:p text:style-name="P29">ugotoviti, kakšen je odnos do domače selekcije,</text:p>
        </text:list-item>
        <text:list-item>
          <text:p text:style-name="P29"><text:soft-page-break/>ugotoviti, kakšen je odnos do tuje selekcije;</text:p>
        </text:list-item>
        <text:list-item>
          <text:p text:style-name="P29">pridobiti mnenje kmetov o prednostih / pomanjkljivostih domače selekcije,</text:p>
        </text:list-item>
        <text:list-item>
          <text:p text:style-name="P29">kakšno je zaupanje strokovnjakov in rejcev v lastno genomsko selekcijo,</text:p>
        </text:list-item>
        <text:list-item>
          <text:p text:style-name="P29">kakšno je zaupanje strokovnjakov in rejcev v domače znanje in inštitucije.</text:p>
        </text:list-item>
      </text:list>
      <text:p text:style-name="P6"/>
      <text:h text:style-name="Heading_20_2" text:outline-level="2"><text:span text:style-name="T28">1.3 </text:span>KONCEPTUALNI OKVIR</text:h>
      <text:p text:style-name="P18"/>
      <text:p text:style-name="P18"/>
      <text:h text:style-name="Heading_20_1" text:outline-level="1">2 METODE IN MATERIALI DELA</text:h>
      <text:p text:style-name="P19">Na namen raziskave je bilo izvedenih pet pol-strukturiranih intervjujev. Intervjuvanci so bili izbrani na podlagi njihove funkcije ali aktivnosti na kmetiji. Med rejci smo izbrali tiste, za katere smo že predhodno vedeli, da so bolj angažirani za uporabo dostopnih informacij v selekciji, uporabljajo tudi genomsko informacijo, poznajo delo selekcije. <text:span text:style-name="T27">Med delavci v strokovni službi smo izbrali tiste, ki</text:span> imajo <text:span text:style-name="T27">vpogled v delo organizacij in </text:span>širši pregled nad mišljenjem večine rejcev. <text:span text:style-name="T27">Cilj tega izbora je bil pridobiti širše razumevanje preference in mišljenja organizacij, ki sprejemajo odločitve za širšo populacijo rejcev, kot tudi mišljenje rejcev samih. </text:span></text:p>
      <text:p text:style-name="P19"/>
      <text:p text:style-name="P30">Pol-strukturan intervju je zajemal naslednje tri področja in okvirna vprašanja:</text:p>
      <text:list xml:id="list3130832419484920062" text:style-name="L3">
        <text:list-item>
          <text:list>
            <text:list-item>
              <text:list>
                <text:list-header>
                  <text:p text:style-name="P49"><text:span text:style-name="T20">1) </text:span><text:span text:style-name="T19">Razumevanje pojma genomske selekcije </text:span><text:span text:style-name="T21">in uporaba genomske informacije</text:span></text:p>
                  <text:list>
                    <text:list-item>
                      <text:p text:style-name="P52">kako bi s svojimi besedami razložili pojem genomske selekcije;</text:p>
                    </text:list-item>
                    <text:list-item>
                      <text:p text:style-name="P52">kaj je potrebno za izvedbo genomske selekcije</text:p>
                    </text:list-item>
                    <text:list-item>
                      <text:p text:style-name="P52">ali genomska selekcija omogoča večji napredek</text:p>
                    </text:list-item>
                    <text:list-item>
                      <text:p text:style-name="P52">kaj genomska selekcija prinaša rejcem</text:p>
                    </text:list-item>
                    <text:list-item>
                      <text:p text:style-name="P55">ali tudi sami uporabljajo genomsko informacijo za selekcijo</text:p>
                    </text:list-item>
                  </text:list>
                  <text:p text:style-name="P50"><text:span text:style-name="T20">2) </text:span><text:span text:style-name="T19">Doživljanje domače in tuje selekcije</text:span></text:p>
                </text:list-header>
              </text:list>
            </text:list-item>
          </text:list>
        </text:list-item>
        <text:list-item>
          <text:p text:style-name="P58"><text:span text:style-name="T17">kakšne so preference </text:span><text:span text:style-name="T18">kmetov / organizacij</text:span><text:span text:style-name="T17"> glede uporabe domačega / tujega semenskega materiala in zakaj</text:span></text:p>
          <text:list>
            <text:list-item>
              <text:list>
                <text:list-item>
                  <text:list>
                    <text:list-item>
                      <text:p text:style-name="P51"><text:span text:style-name="T17">kje </text:span><text:span text:style-name="T18">so</text:span><text:span text:style-name="T17"> prednosti / slabosti domače selekcije </text:span></text:p>
                    </text:list-item>
                    <text:list-item>
                      <text:p text:style-name="P51"><text:span text:style-name="T17">kje </text:span><text:span text:style-name="T18">so </text:span><text:span text:style-name="T17">prednosti / slabosti tuje selekcije </text:span></text:p>
                    </text:list-item>
                  </text:list>
                  <text:p text:style-name="P49"><text:span text:style-name="T20">3) </text:span><text:span text:style-name="T21">Prenos informacije in z</text:span><text:span text:style-name="T19">aupanje v slovenske strokovnjake</text:span></text:p>
                  <text:list text:continue-numbering="true">
                    <text:list-item>
                      <text:p text:style-name="P52">ali je domača genomska selekcija realen cilj </text:p>
                      <text:list>
                        <text:list-item>
                          <text:p text:style-name="P56">če ja: kdaj, kdo bi to izpeljal, koliko so sami pripravljeni prispevati / investirati v ta cilj</text:p>
                        </text:list-item>
                        <text:list-item>
                          <text:p text:style-name="P57">če ne: zakaj, kaj so alternative</text:p>
                        </text:list-item>
                      </text:list>
                    </text:list-item>
                    <text:list-item>
                      <text:p text:style-name="P49"><text:span text:style-name="T17">ali </text:span><text:span text:style-name="T18">mislijo</text:span><text:span text:style-name="T17">, da imamo v Sloveniji strokovnjake, ki bi lahko uvedli genomsko selekcije ali bi potrebovali pomoč iz tujine</text:span></text:p>
                    </text:list-item>
                    <text:list-item>
                      <text:p text:style-name="P53">ali bi sami uporabljali produkte domače genomske selekcije</text:p>
                    </text:list-item>
                  </text:list>
                </text:list-item>
              </text:list>
            </text:list-item>
          </text:list>
        </text:list-item>
      </text:list>
      <text:p text:style-name="P54"/>
      <text:h text:style-name="Heading_20_1" text:outline-level="1">3 Rezultati <text:span text:style-name="T33">in razprava</text:span></text:h>
      <text:p text:style-name="P60">Razumevanje genomske selekcije </text:p>
      <text:p text:style-name="P62"><text:soft-page-break/>Študija je pokazala, da prihaja do razlik v razumevanje delovanja genomske selekcije med končnimi uporabniki. Razumevanje znanja o delovanju genomske selekcije je t.i. znanje o principu delovanja, ki pa ni nujno potrebno za posvojitev tehnologije. Po večini je znanje o principu genomske selekcije <text:s/><text:span text:style-name="T33">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33">Odgovorni so seznanjeni z dejstvom, da za genomsko selekcijo potrebujemo tako genotipske kot tudi fenotipske podatke, zavedajo se pomembnosti kakovostnih fenotipskih podatkov, večja vrzel v znanju pa je pri funkciji genotipov v napovedi gPV oz. kako genomski zapis »prevesti« na plemenske vrednosti. </text:span></text:p>
      <text:p text:style-name="P63">Nasprotno pa je raziskava pokazala, da so vsi sogovorniki vsaj deloma seznanjeni z relativno prednostjo genomske pred klasično selekcijo. Vsi uporabniki so kot prednost našteli krajši generacijski interval, ki je dejansko glavni razlog za uspeh genomske selekcije. <text:span text:style-name="T34">Ugotovili, da jimajo uporabniki dobro razumevanje, da jim to kot rejcem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boljši izkoristek najboljših živali, in predvsem priložnost za specialne in nišne proizvode, kot sta npr. A2 mleko in sirjenje. Pri tem je večina sogovorcev opozorila na dejstvo, da je veliko rejcev osredotočenih samo na prirejo – in prihodek - in jih dodana vrednost genomske selekcije sploh ne zanima.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so prepoznali tudi priložnost genomske selekcije za izboljšanje celotne selekcije. Kot primer slednjega so navedli npr. spremljanje novih lastnosti, kot so npr. lastnosti zdravja in odpornost živali.</text:span></text:p>
      <text:p text:style-name="P63"/>
      <text:p text:style-name="P64">V raziskavi smo ugotovili, da so tisti rejci, ki imajo večje razumevanje in znanje o genomski selekciji, tudi v večjem obsegu že posvojili tehnologijo na lastnih kmetijah. <text:span text:style-name="T35">Te rejce bi lahko opisali kot zgodnje posvojitelje – in tudi sami se zavedajo, da bodo sami imeli največ od genomske selekcije, saj jo prvi posvojili tehnologijo. Ti rejci, skupaj s strokovno službo, so tudi edini, ki se zavedajo nevarnosti oz. pomanjkljivost genomske selekcije, kot npr. manjša zanesljivost napovedi genomskih plemenskih vrednosti, prenehanje zbiranja fenotipov, nevarnosti osveževanja referenčne populacije z najboljšimi biki in večji inbriding. Presenetljivo je, da so bolj izobraženi rejci boljše seznanjeni s pastmi genomske selekcije kot pa strokovna služba. Slednje nakazuje na dejstvo, da je strokovne službe niso bile deležne ustreznega izobraževanja na delovnem mestu ter na dejstvo, da je ogromno informacij dostopnih na spletu ter revijah, izobraževanje pa je tako odvisno le od interesa posameznika neodvisno od njegove funkcije.</text:span></text:p>
      <text:p text:style-name="P61"><text:span text:style-name="T40">Uporaba genomske informacije in investiranje v genomsko selekcijo</text:span></text:p>
      <text:p text:style-name="P65">Z rejci in člani strokovne službe smo se pogovarjali tudi o uporabi in neuporabi genomske informacije pri njih samih ter njihovih opažanjih o uporabi pri ostalih rejcih. <text:span text:style-name="T36">Splošna ugotovitev je, da zaupanje v genomsko selekcijo med uporabniki razlikuje ter da je prisotne veliko previdnosti in negotovosti pri uporabi genomske informacije. Pri tem se razlogi za slednje razlikujejo po skupinah </text:span><text:soft-page-break/><text:span text:style-name="T36">uporabnikov. Najmanj zadržkov do uporabe genomske informacije je pri delavcih strokovne službe in bolj poučenih rejcih. Tem rejcem so se prednosti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skupini se zavedajo tudi, da je uspeh še vedno odvisen od gospodarjenja in da genomska selekcija od slabih pogojih reje ne prinaša čudežev. Pri drugi skupini rejcev pa nezaupanje izhaja predvsem iz nerazumevanja inovacije. Kot navajajo sogovorci: <text:s/></text:span></text:p>
      <text:p text:style-name="P66"><text:span text:style-name="T36">»</text:span><text:span text:style-name="T37">Druge manj zanima, bolj mogoče še mislijo, da je to neka modna muha in da to ne more neki dost prnest«;</text:span></text:p>
      <text:p text:style-name="P69"><text:span text:style-name="T4">»kmetje so bolj konzervativni ljudje </text:span><text:span text:style-name="T5">[] <text:s/></text:span><text:span text:style-name="T4">vse napake sami plačajo«</text:span></text:p>
      <text:p text:style-name="P34"><text:span text:style-name="T38">»Ja, js mislim, da rejci še ne razumejo, kaj jim lahk to prnese. Nekak bi jim blo treba to prkazat kot dodano vrednost, da lahk s tem nekaj več doseežejo«.</text:span></text:p>
      <text:p text:style-name="P34"><text:span text:style-name="T4"/></text:p>
      <text:p text:style-name="P35">Slednja skupina uporabnikov ne pozna relativne prednosti genomske selekcije. Kmetje se zavedajo dejstva, da bodo posledice svojih odločitev nosili sami, zato so pri posvajanju inovacij zelo konzervativni. Rejci tudi precenjujejo vpliv genetike na izražanje lastnosti in posledično razlog za svoj neuspeh, ki je posledica slabega gospodarjenja na kmetiji, prelagajo na delo selekcijskih služb in selekcije. S tem tudi potrjujejo svojo odločitev o neuporabi genomske selekcije. <text:span text:style-name="T39">Še en primer precenjevanja genetskega vpliva je tudi nerealno pričakovanje za potomce elitnih živali. Rejci se ne zavedajo, da potomci niso povprečje staršev, ampak da so možna tudi negativna odstopanja. Kot razlog tudi za to radi navedejo selekcijsko delo, tako klasično kot tudi genomsko. Večkrat je genomska selekcija tudi »dežurni krivec«, saj se ne sklada z rejčevimi prepričanji o lastnih živali in ker ne potrjuje kakovosti njegovega dela ali pa živali. Kot primer eden izmed sogovorcev navaja rejca, ki je imel po klasičnem obračunu dolgo časa elitne živali. Od uvedbe genomskega izračuna njegove živali niso več elitne, in zato on zavrača genomsko selekcijo in pravi, da je »brezveze, saj on ve, da so njegove živali najboljše«. Rejci tudi ne investirajo v genomsko selekcijo, saj ne vidijo dodane vrednosti. Relativna prednost genomske selekcije, oz. pozitivna finančna prednost, se ne pokaže takoj, ampak čez par let, zato je na tem mestu nujna poučenost rejcev. Kot predlagajo sogovorniki, je treba rejcem strošek genomske selekcije upravičiti oz. »oplemenititi«.</text:span></text:p>
      <text:p text:style-name="P35"/>
      <text:p text:style-name="P36">2. <text:span text:style-name="T19">Domača / tuja selekcija</text:span></text:p>
      <text:p text:style-name="P46">Mnenje o domači selekciji</text:p>
      <text:p text:style-name="P37">V raziskavi smo ugotovili, da je v družbi prisotno nezaupanje domači selekciji, razlog za kar so predvsem razočaranja in nepravilnosti v delovanju organizacij v preteklosti. Nezaupanje izhaja iz nep<text:span text:style-name="T41">rep</text:span>oznavanja prednost domače selekcije, slabega dela <text:span text:style-name="T41">organizacij in </text:span>posameznikov, osebnih zamer, <text:span text:style-name="T41">pristranskega in mačehovskega dela denarja ter pomanjkanja promocije domače selekcije. Prav tako smo ugotovili, da različno mnenje o domači selekciji in uporaba njenih proizvodov ni posledica znanja in razumevanja, ampak posledica osebnih izkušenj in filozofije kmetije.</text:span></text:p>
      <text:p text:style-name="P37"/>
      <text:p text:style-name="P38">Raziskava je pokazala, da se vsi uporabniki zavedajo prednosti domače selekcije, pri čemer se bolj poučeni uporabniki prepoznajo tehnične prednost, uporabniki z manj znanja pa praktične prednosti domače selekcije. Med tehničnimi prednostmi so sogovorci navedli <text:span text:style-name="T42">prilagoditev pasme slovenskim razmeram ter negativen vpliv velikih tujih populacij v skupni referenčni populaciji za napoved gPV. <text:s/></text:span><text:soft-page-break/><text:span text:style-name="T42">Med razlogi za ohranjanje domače selekcije rejci navajajo tudi ohranjanje konkurenčnost za uvoz. Kot navaja eden izmed sogovorcev: </text:span></text:p>
      <text:p text:style-name="P38"/>
      <text:p text:style-name="P39">»<text:span text:style-name="T43">Ziher je prav, da jo mamo. Ker če je ne bomo meli, bomo dobili tist, kar bo ostalo, ane. Če ne bo konkurence, če nimaš svojga semena, uni tujci ti bojo ceno nabili, dali ti bojo pa tut klump. Sj veš, kk je – če si neodivsn. Če maš svojo, se lahk mal upiraš, ane.«</text:span></text:p>
      <text:p text:style-name="P39"><text:span text:style-name="T43"/></text:p>
      <text:p text:style-name="P41"><text:span text:style-name="T6">Pa sj jih tut vidiš.</text:span><text:span text:style-name="T46">V</text:span>si uporabniki tudi navajajo posebno prednost domače selekcije za ekstenzivne načine reje. Tuji biki so primerni za intenzivne ravninske reje, saj so selekcionirani za visoko prirejo in visok vnos hrani. Takšni biki niso primerni za hribovska ali gorska okolja, kot npr. Tolmina. </text:p>
      <text:p text:style-name="P43">Raziskava je pokazala tudi razlike v dojemanju živali domače selekcije. Vsi sogovorniki priznavajo, da imajo slovenske živali nižje plemenske vrednosti v primerjavi s tujimi, vendar imajo druge zaželene kvalitete, kot so npr. dolgoživost, robustnost in odpornost. <text:span text:style-name="T54">Soglasni so tudi glede dejstva</text:span><text:span text:style-name="T50">, da so v tujini boljše možnosti za selekcijo zaradi večje populacije pa tudi pristop organizacij je boljši. </text:span>Kljub temu pa prihaja do razlik v dojemanju živali slovenske selekcije. Nekateri menijo, da je dobra žival dobra, sodeč po njeni plemenski vrednosti, ne glede na njen izvor. Ti uporabniki tudi v večji meri uporabljajo domače živali za osemenjevanje, <text:span text:style-name="T47">njihovo mnenje o domači selekciji pa temelji na lastnih rezultatih, saj z domačimi živalmi niso imeli slabih izkušnje. Ta skupina uporabnikov je tudi skeptična glede tuih rezultatov, saj se zavedajo, da je treba živali vzrediti v našem okolju. Druga skupina uporabnikov pa meni, da čeprav so živali po plemenski vrednosti enake, so tuje živali boljše, saj so drugačne že po zunanjosti. Kot je navedel eden izmed sogovornikov: <text:s/>»</text:span><text:span text:style-name="T6">Pa sj jih tut vidiš.«. </text:span><text:span text:style-name="T49">Tem uporabnikom so domači biki kot izhod v sili in preferirajo uporabo tujih živali. Razlog za to so ideali iz osebne zgodovine ali pa otroštv</text:span><text:span text:style-name="T50">a navkljub dobrim rezultatom domačih živali. </text:span></text:p>
      <text:p text:style-name="P43"><text:span text:style-name="T50"/></text:p>
      <text:p text:style-name="P45"><text:span text:style-name="T50">U</text:span><text:span text:style-name="T48">PORABA PRI OC</text:span></text:p>
      <text:p text:style-name="P43"><text:span text:style-name="T50"/></text:p>
      <text:p text:style-name="P43"><text:span text:style-name="T50">Sogovorniki tudi širše navajajo razloge za neuporabo domačih živali, ki </text:span><text:span text:style-name="T51">ne nanašajo predvsem na delo organizacij v selekciji </text:span><text:span text:style-name="T53">iz česar izhaja nezaupanje slovenski selekciji</text:span><text:span text:style-name="T51">. </text:span><text:span text:style-name="T52">Eden izmed razlogov je mnenje ljudi, da Slovenci tako povsod »capljamo zadaj«, pri čemer ni selekcija nobena izjema. </text:span><text:span text:style-name="T53">Ljudje so mnenja, da se na domači selekciji ne dela dovolj in da ni dovolj zavednosti v samih selekcijskih službah. V primerjavi s tujino ugotavljajo, da so tuje selekcijske službe vleiko bolj angažirane, saj </text:span></text:p>
      <text:p text:style-name="P43"><text:span text:style-name="T52"/></text:p>
      <text:p text:style-name="P43"><text:span text:style-name="T52"/></text:p>
      <text:p text:style-name="P43"><text:span text:style-name="T52"/></text:p>
      <text:p text:style-name="P45"><text:span text:style-name="T52">P</text:span><text:span text:style-name="T48">resenetljivo je, da tudi sodelalci selekcijske službe menijo, da bomo težko ulovili genomski vlak z lastno selekcijo.</text:span></text:p>
      <text:p text:style-name="P42"><text:span text:style-name="T50"/></text:p>
      <text:p text:style-name="P40"><text:span text:style-name="T45"/></text:p>
      <text:p text:style-name="P44"><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Arial, Geneva, Helvetica, sans-serif"/>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4-15T16:28:47.447691976</dc:date>
    <meta:editing-duration>P4DT22H14M19S</meta:editing-duration>
    <meta:editing-cycles>6</meta:editing-cycles>
    <meta:generator>LibreOffice/5.1.6.2$Linux_X86_64 LibreOffice_project/10m0$Build-2</meta:generator>
    <meta:print-date>2018-04-12T12:57:10.773031202</meta:print-date>
    <meta:document-statistic meta:table-count="0" meta:image-count="0" meta:object-count="0" meta:page-count="8" meta:paragraph-count="85" meta:word-count="3590" meta:character-count="24981" meta:non-whitespace-character-count="21459"/>
  </office:meta>
</office:document-meta>
</file>